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7000001AA772DA2D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cbc7c" draw:textarea-horizontal-align="justify" draw:textarea-vertical-align="middle" draw:auto-grow-height="false" fo:min-height="7.5cm" fo:min-width="14cm" loext:decorative="false"/>
    </style:style>
    <style:style style:name="gr2" style:family="graphic" style:parent-style-name="standard">
      <style:graphic-properties draw:fill-color="#007c7c" draw:textarea-vertical-align="middle" draw:auto-grow-height="false" fo:min-height="5.036cm" fo:min-width="4.786cm" fo:wrap-option="wrap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svg:stroke-color="#ffffff"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width="0.106cm" svg:stroke-color="#060606" draw:marker-start="" draw:marker-start-width="0.359cm" draw:marker-end="Arrowheads_20_7" draw:marker-end-width="0.4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objectwithoutfill">
      <style:graphic-properties svg:stroke-width="0.106cm" svg:stroke-color="#060606" draw:marker-start="" draw:marker-start-width="0.359cm" draw:marker-end="Arrowheads_20_7" draw:marker-end-width="0.459cm" draw:stroke-linejoin="bevel" svg:stroke-linecap="square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-color="#9cbc7c"/>
      <style:paragraph-properties fo:text-align="center"/>
    </style:style>
    <style:style style:name="P2" style:family="paragraph">
      <loext:graphic-properties draw:fill-color="#007c7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fffff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cm" svg:height="7.75cm" svg:x="4.75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86cm" svg:height="5.286cm" svg:x="3.933cm" svg:y="14.14cm">
          <text:p/>
          <draw:enhanced-geometry draw:glue-point-type="segments" draw:mirror-horizontal="false" draw:mirror-vertical="false" draw:type="mso-spt100" draw:modifiers="-0.993140882090206 -89.769897704902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3" draw:layer="layout" svg:width="6.311cm" svg:height="5.345cm" svg:x="11.75cm" svg:y="11.905cm">
          <draw:image xlink:href="Pictures/10000001000001F7000001AA772DA2D6.png" xlink:type="simple" xlink:show="embed" xlink:actuate="onLoad" draw:mime-type="image/png">
            <text:p/>
          </draw:image>
        </draw:frame>
        <draw:connector draw:style-name="gr4" draw:text-style-name="P4" draw:layer="layout" draw:type="line" svg:x1="9.979cm" svg:y1="1.083cm" svg:x2="9.979cm" svg:y2="1.083cm" svg:d="M9979 1083z" svg:viewBox="0 0 1 1">
          <text:p/>
        </draw:connector>
        <draw:line draw:style-name="gr5" draw:text-style-name="P4" draw:layer="layout" svg:x1="6.576cm" svg:y1="16.783cm" svg:x2="6.576cm" svg:y2="13.259cm">
          <text:p/>
        </draw:line>
        <draw:line draw:style-name="gr6" draw:text-style-name="P4" draw:layer="layout" svg:x1="6.576cm" svg:y1="16.783cm" svg:x2="10.54cm" svg:y2="16.783cm">
          <text:p/>
        </draw:line>
        <draw:frame draw:style-name="gr7" draw:text-style-name="P6" draw:layer="layout" svg:width="5.75cm" svg:height="1.505cm" svg:x="6.25cm" svg:y="11.745cm">
          <draw:text-box>
            <text:p text:style-name="P5"><text:span text:style-name="T1">D</text:span><text:span text:style-name="T1">i</text:span><text:span text:style-name="T1">e</text:span><text:span text:style-name="T1"> </text:span><text:span text:style-name="T1">F</text:span><text:span text:style-name="T1">o</text:span><text:span text:style-name="T1">r</text:span><text:span text:style-name="T1">m</text:span><text:span text:style-name="T1"> </text:span><text:span text:style-name="T1">d</text:span><text:span text:style-name="T1">e</text:span><text:span text:style-name="T1">r</text:span><text:span text:style-name="T1"> </text:span><text:span text:style-name="T1">E</text:span><text:span text:style-name="T1">r</text:span><text:span text:style-name="T1">d</text:span><text:span text:style-name="T1">e</text:span></text:p>
            <text:p text:style-name="P5"><text:span text:style-name="T2">E</text:span><text:span text:style-name="T2">i</text:span><text:span text:style-name="T2">n</text:span><text:span text:style-name="T2"> </text:span><text:span text:style-name="T2">R</text:span><text:span text:style-name="T2">o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e</text:span><text:span text:style-name="T2">l</text:span><text:span text:style-name="T2">l</text:span><text:span text:style-name="T2">i</text:span><text:span text:style-name="T2">p</text:span><text:span text:style-name="T2">s</text:span><text:span text:style-name="T2">o</text:span><text:span text:style-name="T2">i</text:span><text:span text:style-name="T2">d</text:span></text:p>
          </draw:text-box>
        </draw:frame>
        <draw:frame draw:style-name="gr8" draw:text-style-name="P7" draw:layer="layout" svg:width="3.724cm" svg:height="1.199cm" draw:transform="rotate (1.57707951210208) translate (5.273cm 17.231cm)">
          <draw:text-box>
            <text:p><text:span text:style-name="T3">6356752 m</text:span><text:span text:style-name="T3"><text:line-break/></text:span><text:span text:style-name="T3">kleine Halbachse</text:span></text:p>
          </draw:text-box>
        </draw:frame>
        <draw:frame draw:style-name="gr8" draw:text-style-name="P7" draw:layer="layout" svg:width="3.724cm" svg:height="1.199cm" svg:x="6.5cm" svg:y="16.75cm">
          <draw:text-box>
            <text:p><text:span text:style-name="T3">6378137 m</text:span></text:p>
            <text:p><text:span text:style-name="T3">große Halbachs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826 1131 754" svg:d="M566 826l-566 754 114-85 136-68 148-46 161-17 161 13 153 46 140 68 118 89z"/>
    <draw:marker draw:name="Arrowheads_20_4" draw:display-name="Arrowheads 4" svg:viewBox="0 0 1131 1580" svg:d="M1013 1491l118 89-567-1580-564 1580 114-85 136-68 148-46 161-17 161 13 153 46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Reudenbach</meta:initial-creator>
    <meta:creation-date>2024-04-16T09:16:37.855803261</meta:creation-date>
    <dc:date>2024-04-16T09:33:28.300742593</dc:date>
    <dc:creator>Chris Reudenbach</dc:creator>
    <meta:editing-duration>PT5M28S</meta:editing-duration>
    <meta:editing-cycles>1</meta:editing-cycles>
    <meta:document-statistic meta:object-count="9"/>
    <meta:generator>LibreOffice/24.2.2.2$Linux_X86_64 LibreOffice_project/420$Build-2</meta:generator>
  </office:meta>
</office:document-meta>
</file>